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ructured data searc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egory searc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resul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eng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lationsh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technolog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applic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earch eng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imilarity associ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loratory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nde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ed d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qu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and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video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doc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p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and video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ology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se approach to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p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ology extr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classific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resourc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mode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nno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 based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technolog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-by-semantic-descrip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-based ima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-based music information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level indic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mmendation syst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lligent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t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ent semantic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 managern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nformation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w-based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applic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 web query eng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search eng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lligent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ing complex relationshi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imilar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search and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abilistic information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wledge based query expan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s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-based ima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-based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ne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ic detection and trac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technolo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operabi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integ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lation and sparq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 mat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retrieval metho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-based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retrieval on the intern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soning on the semantic we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pages inde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query 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ology and the semantic we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ology technolo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ontolog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erogeneous d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networ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ain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 integ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-based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t semantic inde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engi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description framewo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video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ssoci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ical segmen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inion m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compu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enrich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ing strateg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imilarity meas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mage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s of semantics and d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pplic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resource manag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see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m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lligence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ksono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daptive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support applic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technolo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 disambigu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media web information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mmender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presen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mat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data extr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 aggreg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proces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passa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l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wledge representation and reaso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ctural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abilistic latent semantic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l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ic model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ic mod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 technolo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patte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atic image anno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wledge represen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-bas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ilarity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umm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ssociations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ma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lationship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wled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 anno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earch techniq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 expan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retrieval mod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ical cohe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ilarity measur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m similar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ural language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results clust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ic ran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ic dete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brow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 med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net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multimedia manag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-based information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 inde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matchma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-based video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-driven anno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nform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-based model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process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t semantic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lationshi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syst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t semantic m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 mode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uistic analysis of web te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erential latent semantic index sp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-based que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nd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g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imilarity measur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imilarity deg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enhanc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que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query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latedness metr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relev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metad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geographical information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gnitive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contextualization and profi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ssoci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mant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ndexing document netwo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conte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imilarity compu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represen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content 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acc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-based video index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-based video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-level semantic concep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 dete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-level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feat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 based ima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imilar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media content model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media content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content identific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featu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otation based ima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indexing and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ology-based ima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nfer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mage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media content seman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cluste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sp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image classific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-theme-based video retrie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ology langu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bookmar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tic speech recog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-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ervices reposito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 c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et g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 brows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ative re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form mapp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archite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ized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esian net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25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net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wi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-mar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oral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oral express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 semantics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e-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loc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-independ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kuwi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junctive qu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cal semantic simila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onnection seman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netwo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stical mode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oral expressions recognition and norm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 log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er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er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ormance evalu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w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 resour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-world netwo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 labe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 search &amp;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uctive reaso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zzy description log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h simila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soning ru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ressive seman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dom of crow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mapp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genve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bi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threa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-ran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ionship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semantic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ormance meas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rprise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 inde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zzy reaso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cabulary semantic n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ti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 mark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oral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 and temporal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 information retrie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 and temporal fac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net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 abs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ent mapp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pus linguis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ingful-feature sele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wl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refin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 wide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tactic 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ecular biology datab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ucture based infor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dist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media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mat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eg query for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li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hyperm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ware archite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namic seman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data manag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ec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k-bas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algorith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ly constructed knowledge reposit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y-centr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 photos and vide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 analy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be-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open directory proje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-phrase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 fea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vernment 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 archiv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eng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grated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result diver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cont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ila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cv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ion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in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ev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eal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information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ximity-based collaborative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ml-based technolog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3_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ion gene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df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 base sys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aborative tagg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forma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e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aborative learning environ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spatial semantic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tor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i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semantic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tagg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 contex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mar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data pres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ive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advertis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profi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ci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-aware servi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tandar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 sha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h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 activity and learning object sha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calfe's la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cal informa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 internet 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-agent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govern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r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li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ociation ru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e stud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qltrai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d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cle rdf data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ted brow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wik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ormance and evalu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sele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fact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l metho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on seman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ing metho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ml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and optimization qu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est neighbor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ductive and logic datab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lo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compon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ressive power of query langu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ibuted file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al libra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ed 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ion answ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pf distribu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wl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brow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eading activation the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cal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ance meas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-mea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ma mat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ized ontolog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sd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 b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web servi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exte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s-modai inde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 gr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link net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ed multi-class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al herit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-level visual content descrip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web service discov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 anno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cabula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 sense disambigu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ical data integ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tual collec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anno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tual group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gr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-ontolog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t con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q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-ontolog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o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e-based reaso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resolution by graph mat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rchical summ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aborative fil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ural obje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ular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face sche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bookmark netwo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-based query for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proces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ized searching frame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 vector constru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 obje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overy qu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formu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interface agent sys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media data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r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pro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prefer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 web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datab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terfaces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er-to-p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ural herit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-search ag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base infer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erence ru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rnal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tic query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 co-occurr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ionship qu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abilistic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lex qu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 based qu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busi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ive query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retrieval query expansion pc-clu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evance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n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t-based normalisation passage ran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 mi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age retrieval for genomic qu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stud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associ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iness infor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log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 relevance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associa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ibuted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-span word collo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c 2006 genomics tr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lo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theo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expansion on fiel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pus based query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c experi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relevance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surrog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e 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-relevance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ve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ctor space mode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er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evant docu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mode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evance sc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nterf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ive relevance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icult top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oxim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simu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-text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ctor space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data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evant qu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er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 mode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age-based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itional relevance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 collec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itive &amp; algorithmic relev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abilistic retrieval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cluster-based resamp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stud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evabi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re-ran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ter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query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 labeled docu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pru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ehensive evalu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categor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reformu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back document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 mi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leng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cal document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cal termin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ran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ked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-scale syllable-based retrieval appro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zzy ru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seg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idate ter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s-language image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-irrelev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 rewe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cal terminology weigh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evance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relevance feedb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zzy query expan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n phr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 distribu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docu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stical relev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completion driven by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refin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ontology langu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ces ran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ce mat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web language for servi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langu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e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cription log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so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ervices discov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 objec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tial data infrastruc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ag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ervice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language interf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w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-defined data types and data type predica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metr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 feature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re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soning archite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-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l concept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creation pro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gene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ive hyperm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inde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stor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rchical stru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engine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olled vocabula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tial langu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langu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abor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ege 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tial knowle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uistic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tic knowledge acquisition from 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langu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uis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language proces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le-based langu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-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mi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grou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zzy ontolog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hod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tial seman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frag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msk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ce choreograp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ervices com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web serv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informa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ized web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top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k relevan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ive interf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-computer interf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space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rank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-dimensio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ies without clickth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interface desig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 web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 vector mach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result d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lo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k-based user stud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w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k-oriented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disp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ining search res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ein database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 ter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image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based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ise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earch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user interfa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categr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 search eng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c-driven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al libr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browsing and explo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engine results p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wide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result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ople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 sear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ular value decom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c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aborative web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image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cot database search t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s pres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ffix tree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s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result pres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result organ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ded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shortcu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time clus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ial least squares-linear discriminant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visu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lt d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 model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 mode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h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tral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k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c distil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2_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gg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langu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vate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-automatic annotation sys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-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data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ibuted web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ted navig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ckthrough 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spat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 semantic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ion sugg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qu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ead activation algorith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anno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ct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cal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structured 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au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 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data management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cont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gr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p netwo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al catalog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 temporal relationshi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 compu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tial information sha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able libr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 knowledge 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ing 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 devel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d resource discov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iquitous compu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-mediation archite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aborative fi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alized recommend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m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dards-based interoperabi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ble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t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isible w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stical natural language proces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query formula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ion redu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tent class mode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tic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xture mode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modu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ion answering sys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age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l qu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supervised 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-mediated brow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explo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sugg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media brows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categor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simila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eg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langu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form digital i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sear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-of-speech tagg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rase ident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ion-answ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t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swer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media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net relationshi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back meth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irical evalu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s language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sugges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w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orith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luation meas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retrei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retrieval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ct semantic ind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ge semantic index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retrieval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datab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web brows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brid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-structured docu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 representation and data mode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logy manag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llow par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yst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fie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pus-based metho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health information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por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deskt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ional datab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ext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-answering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al language dialog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tic textual analy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 based syst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retrieval sys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c ontolog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af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ro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zzy domain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ological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-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and text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-aw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tial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xicon-gram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 selection proced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ontolo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graphic information retrieval and visu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-based serv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king algorith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 architect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rchical feature ve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d entity recog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image seg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 relev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l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hanced instance retrieval net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ssian mixture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 markov mod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let trans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te sensing im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media content query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 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stical machine trans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deo-level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pel-zi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all valid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ct recog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ct-based image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by exa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remental par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 navigation in image data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-based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lligent brow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pe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log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atic anno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xtual image match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king sv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 tree 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zzy semantic relevance matr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g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eptual graph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y mode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 cue co-occurr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ctor quant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 performance predi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 extraction from ima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s language latent semantic index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hical anno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xt sen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ic 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wledge representation formalis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 information retrie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torial semanti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computer inte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instance lear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ssian mix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logical im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ge-oriented evalu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 descript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ct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antic-bas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 lingual se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gr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on based page segment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ible rich internet applicatio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ial web sear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 cohere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elativ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om-based knowledge 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 retriev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lympics show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tci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gmatic we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cy conflict analysi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-based access contr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 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web service discovery algorith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 security insp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oring inform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al 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bus secur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agents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modal data modell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servi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itional medic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otiable constrai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pean union-funded projec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oriz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er data manage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 mechanis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q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f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-marketpla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-commer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c-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wo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motion descri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rated video 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imum and supremu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tral measu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senberg uncertain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 world characteristi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 evalu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ant docum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meters tu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kl transfor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 retriev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 similar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eudodista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classifi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ov cha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rier ser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fication for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bership 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lback-leibler diverge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repres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ci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lem descri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tional 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it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enscar-java prof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co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fl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 implem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rated coastal zone manage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servi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ssibi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dit evalu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an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treat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enginee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 serv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oscie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 hou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or closure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log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bilit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se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ag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-driven develop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 configu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metri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-driven enginee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 famil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 complex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borative works web-based syste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aint discov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al programm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 plug-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prise resource planning systems implem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diale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ip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ual metaph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deg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a platfor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ca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itional chinese medic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modernis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x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tual enterpri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tual rea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ri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ghted a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per gen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der us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-repres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 manipul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 cluste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s cluste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here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dimensional scal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quest database search tool tandem mass spectrome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ur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ollba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o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rcia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dibility feedb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lt manage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 tracking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framewo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descri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ble model semanti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 progra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t architectur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t programm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metric 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work for parametric 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i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ctional logic progamm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iv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cf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 service ontolog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core process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p information syste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engine spa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buted and peer-to-peer 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overlay network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buted pagerank compu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igre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ial similar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phrasing invariance coeffici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-based servi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buted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-query recognition measure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vey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hraser gam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 progra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n 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-query gen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 compu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 &amp; distributed syste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 steiner 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overl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emanti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tral geome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rare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prise 2_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omposed theory of planned behavi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onal state transf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p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blic heal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ndary cross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wledge reu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 dissona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 technolog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er prof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-condition-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ulty percep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 for a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agent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erging technolog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ulty ado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develop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borative le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 innov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 product da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desig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fe sci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tional le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 classroo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 collaborative desig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h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 algebra syste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nology monito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-inclu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-based wb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x event process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x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option of innov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usion of innov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ecruit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ing servi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etitive intellige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nology innov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int transform correl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cal pattern match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nology forecas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buted network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amming 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t programming languages and environm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v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al restric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 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antic overlay netwo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 of medic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 anim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ctural 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ric 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s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on 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ifier sco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eering gramma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o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lay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perativ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orit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mak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 abdu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d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wl-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h expression 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boration in information search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 term le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lementary featur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im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ken document retriev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ese spoken document retriev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e vocabulary continuous speech recogni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dibi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service descri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a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ain-specific 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-based edu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aints modeling 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ical ontolog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cal language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w 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ptual model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warehou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fied medical language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aliz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ention 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abandon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ng framewo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hanical design formul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 algorith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ial influe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ial page ra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iz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 analysi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 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ual surveilla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 ag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f-organizing 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ity mode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v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 environmental information netwo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mmer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borative desig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se 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ly-chain interoperabi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pe gramm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fi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-dimensional sketch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pe segmentation and structu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traliz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ology business ru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thetic desig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 enginee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l 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-librar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erential document v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swer 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c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 qu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ription schem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applia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 algorith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o constru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cervation deg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prototy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graphic 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rk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 audi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borative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 wor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xiomatic 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-al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tion fu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 ta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agent sys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ry rou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nical docum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das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l ontolog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posi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lay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ision mak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 radiograp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tional integ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d technolog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 fl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lier det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ve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anes ii 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co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 sca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tive learning 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nology based evalu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g nodu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d-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aloga&amp;re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oun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igen-space meth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ergy criter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ected shortest path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er experience de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ange im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put-output linear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l time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inuous simu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tion synchroniz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ne motion strateg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timal energy path plan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zz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ace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lf-tuning pid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er-centered de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all-climb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th-fi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zzy comprehensive evalu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inted circuit bo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bstacle dete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arning algorith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vex distance fun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pology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rol algorith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ystems softw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arget follo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operative mobile manipu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ind signal sep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ult detection and isol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tion pla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age synthe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egrated planning and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ctive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sistive technology : ageing socie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sual system de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eech-based interac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ultidimensional syst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ral con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zzy expert system she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th planning ... et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zzy speech recogn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tch reinforcement lear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all climb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obot's mo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ic manipulat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otion simul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habilitation robotics : walking ai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uman-control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lking machi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erapeutic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s in organizati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ics and edu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ube-crawling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ic compan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ssisting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rsonal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tworked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versational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 arm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al-time motion plann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al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s for elder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egged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earning mobile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ask-oriented robot contr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-like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lking 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ic tas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obile robot netwo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 motion classif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ssistive robo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bot-ai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e algeb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arbox shell production 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acuum adhe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ime war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chitectural descri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ction c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ace shutt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 mesorectal exci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volutionary biolog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stric bypas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rket-drive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l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gative pressu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river assistan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ntryagin's maximum princip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eighted reg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dical applia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strointestinal surg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oreograph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lia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diatri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dified h-bridge circui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uster valid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monic func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di 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bins c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ccessibi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meostasi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rtical wal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atial langu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alking ai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tructive edu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romotor rehabili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 buoyanc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vailabil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t assembl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ace s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arch engines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0:01:14.210000000</meta:creation-date>
    <dc:date>2017-08-18T10:06:10.297000000</dc:date>
    <meta:editing-duration>PT4M56S</meta:editing-duration>
    <meta:editing-cycles>1</meta:editing-cycles>
    <meta:document-statistic meta:table-count="1" meta:cell-count="5760" meta:object-count="0"/>
    <meta:generator>LibreOffice/5.2.7.2$Windows_x86 LibreOffice_project/2b7f1e640c46ceb28adf43ee075a6e8b8439ed10</meta:generator>
  </office:meta>
</office:document-meta>
</file>